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80d3" officeooo:paragraph-rsid="001880d3"/>
    </style:style>
    <style:style style:name="P2" style:family="paragraph" style:parent-style-name="Standard">
      <style:paragraph-properties fo:text-align="start" style:justify-single-word="false"/>
      <style:text-properties officeooo:rsid="001880d3" officeooo:paragraph-rsid="001880d3"/>
    </style:style>
    <style:style style:name="P3" style:family="paragraph" style:parent-style-name="Standard">
      <style:paragraph-properties fo:text-align="start" style:justify-single-word="false"/>
      <style:text-properties officeooo:paragraph-rsid="001880d3"/>
    </style:style>
    <style:style style:name="T1" style:family="text">
      <style:text-properties officeooo:rsid="001880d3"/>
    </style:style>
    <style:style style:name="T2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3" style:family="text">
      <style:text-properties fo:font-variant="normal" fo:text-transform="none" fo:color="#202124" fo:letter-spacing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ividade de Química </text:p>
      <text:p text:style-name="P1"/>
      <text:p text:style-name="P2">1-c</text:p>
      <text:p text:style-name="P2">2-c</text:p>
      <text:p text:style-name="P3"><text:span text:style-name="T1">3-</text:span><text:span text:style-name="T2">A rede de proteção feita de Polietileno</text:span><text:span text:style-name="T3"> </text:span><text:span text:style-name="T2">tem um aspecto plástico. ... Já a rede de proteção feita de Poliamida, também conhecida como Nylon, é semelhante a um tecido. Ela é menos resistente</text:span><text:span text:style-name="T3"> </text:span><text:span text:style-name="T2">às ações do tempo e não é impermeável, por isso, tem uma vida útil mais</text:span><text:span text:style-name="T3"> </text:span><text:span text:style-name="T2">curta que a rede de Polietilen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8T10:08:22.936599247</meta:creation-date>
    <dc:date>2020-12-08T10:19:03.928011512</dc:date>
    <meta:editing-duration>PT10M45S</meta:editing-duration>
    <meta:editing-cycles>1</meta:editing-cycles>
    <meta:document-statistic meta:table-count="0" meta:image-count="0" meta:object-count="0" meta:page-count="1" meta:paragraph-count="4" meta:word-count="59" meta:character-count="322" meta:non-whitespace-character-count="266"/>
    <meta:generator>LibreOffice/6.4.6.2$Linux_X86_64 LibreOffice_project/40$Build-2</meta:generator>
  </office:meta>
</office:document-meta>
</file>